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Ubuntu" svg:font-family="Ubuntu"/>
  </office:font-face-decls>
  <office:automatic-styles>
    <style:style style:name="P1" style:family="paragraph" style:parent-style-name="Title">
      <style:text-properties officeooo:rsid="00090db8" officeooo:paragraph-rsid="00090db8"/>
    </style:style>
    <style:style style:name="P2" style:family="paragraph" style:parent-style-name="Text_20_body">
      <style:text-properties officeooo:paragraph-rsid="00090db8"/>
    </style:style>
    <style:style style:name="P3" style:family="paragraph" style:parent-style-name="Text_20_body">
      <style:text-properties officeooo:rsid="000a5ff1" officeooo:paragraph-rsid="000a5ff1"/>
    </style:style>
    <style:style style:name="P4" style:family="paragraph" style:parent-style-name="Text_20_body">
      <style:text-properties officeooo:rsid="000dc183" officeooo:paragraph-rsid="000dc183"/>
    </style:style>
    <style:style style:name="P5" style:family="paragraph" style:parent-style-name="Text_20_body">
      <style:text-properties fo:color="#729fcf" loext:opacity="100%" officeooo:rsid="000dc183" officeooo:paragraph-rsid="000dc183"/>
    </style:style>
    <style:style style:name="P6" style:family="paragraph" style:parent-style-name="Heading_20_1">
      <style:text-properties officeooo:rsid="000986b9" officeooo:paragraph-rsid="000986b9"/>
    </style:style>
    <style:style style:name="P7" style:family="paragraph" style:parent-style-name="Heading_20_1">
      <style:text-properties officeooo:rsid="000dc183" officeooo:paragraph-rsid="000dc183"/>
    </style:style>
    <style:style style:name="P8" style:family="paragraph" style:parent-style-name="Text_20_body" style:list-style-name="L1">
      <style:text-properties officeooo:rsid="000986b9" officeooo:paragraph-rsid="000986b9"/>
    </style:style>
    <style:style style:name="T1" style:family="text">
      <style:text-properties officeooo:rsid="000986b9"/>
    </style:style>
    <style:style style:name="T2" style:family="text">
      <style:text-properties officeooo:rsid="00090db8"/>
    </style:style>
    <style:style style:name="T3" style:family="text">
      <style:text-properties officeooo:rsid="000dc183"/>
    </style:style>
    <style:style style:name="T4" style:family="text">
      <style:text-properties fo:color="#729fcf" loext:opacity="100%" officeooo:rsid="000dc183"/>
    </style:style>
    <style:style style:name="T5" style:family="text">
      <style:text-properties officeooo:rsid="000ec550"/>
    </style:style>
    <style:style style:name="T6" style:family="text">
      <style:text-properties officeooo:rsid="00109db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asmus App</text:p>
      <text:h text:style-name="P6" text:outline-level="1">Client<text:span text:style-name="T3">1 - utilizzatore</text:span></text:h>
      <text:p text:style-name="P2"><text:span text:style-name="T2">L’obbiettivo sarebbe quello di creare una applicazione </text:span><text:span text:style-name="T1">multipiattaforma </text:span><text:span text:style-name="T2">che permetta </text:span><text:span text:style-name="T1">ai viaggiatori di segnalare eventuali problemi nei quali possono incorrere durante l’attraversamento di un sentiero.<text:line-break/>Le caratteristiche di una segnalazione:</text:span></text:p>
      <text:list xml:id="list3876052337" text:style-name="L1">
        <text:list-item>
          <text:p text:style-name="P8">Coordinate GPS</text:p>
        </text:list-item>
        <text:list-item>
          <text:p text:style-name="P8">Scelta del comune di appartenenza del sentiero</text:p>
        </text:list-item>
        <text:list-item>
          <text:p text:style-name="P8">Scelta della tipologia del problema</text:p>
        </text:list-item>
        <text:list-item>
          <text:p text:style-name="P8">Scrittura di una breve descrizione del problema che permetta capire come risolverlo a priori del momento effettivo di risoluzione</text:p>
        </text:list-item>
        <text:list-item>
          <text:p text:style-name="P8">Opzionalmente una fotografia del problema <text:span text:style-name="T6">(NOT YET)</text:span></text:p>
        </text:list-item>
        <text:list-item>
          <text:p text:style-name="P8">Una scala di gravità del problema, se pregiudica l’attraversamento del sentiero, lo rende arduo oppure è un problema banale e non dalla risoluzione urgente.</text:p>
        </text:list-item>
      </text:list>
      <text:p text:style-name="P3">L’Applicazione deve informare l’utente che (se) un problema è già e ancora aperto nella posizione nella quale si trova non serve aprirne un’altro, ma l’utente ha comunque la possibilità di forzare l’inserimento se, dopo aver letto la descrizione del problema già esistente, ritenga che si tratti di un problema differente.</text:p>
      <text:p text:style-name="P3">Per usare l’applicazione inizialmente non ci sarà la necessità di login e l’applicazione stessa verificherà che ogni persona possa effettuare segnalazioni ad almeno 100m di distanza l’una dall’altra. <text:span text:style-name="T4">(fintanto che non ci sarà un sistema di utenti, la verifica viene effettuata per mezzo di un DB locale, appena gli utenti saranno disponibili si procederà con una richiesta al WS)</text:span></text:p>
      <text:p text:style-name="P5">Nel momento di accesso all’APP, se un problema precedentemente segnalato viene risolto l’utente ne sarà informato <text:span text:style-name="T5">(quando i login utenti saranno disponibili)</text:span>.</text:p>
      <text:h text:style-name="P7" text:outline-level="1">Client2 - gestionale backend</text:h>
      <text:p text:style-name="P4">La gestione si pensa di lasciarla in mano a associazioni di volontari (finché non ci sarà un mezzo di guadagno che ne giustifichi la gestione)</text:p>
      <text:p text:style-name="P4">È possibile iscriversi come gestori, specificando un’elenco di comuni presi in gestione (che vengono scalati dalla lista totale dei comuni).<text:line-break/>Una volta effettuato il login sarà visualizza la lista dei problemi riguardanti i propri comuni di competenza, impostarli in 2 modalità dalla precedente DA RISOLVERE: IN RISOLUZIONE e <text:soft-page-break/>RISOLTO.<text:line-break/>Nel momento in cui un problema non è più DA RISOLVERE allora gli utenti saranno liberi di creare altre segnalazioni nella stessa zona senza avvisi di alcun genere.<text:line-break/>Sarà possibile aggiungere e rimuovere dalla propria area di gestione i comuni.</text:p>
      <text:p text:style-name="P4">NB: sta alla serietà dell’ente gestore di una zona spuntare come RISOLTO i problemi solo quando effettivamente risolt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Ubuntu" fo:font-size="12pt" fo:language="it" fo:country="IT"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Ubuntu" fo:font-size="12pt" fo:language="it" fo:country="IT"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02T19:50:12.944226363</dc:date>
    <meta:editing-duration>PT1H24M53S</meta:editing-duration>
    <meta:editing-cycles>5</meta:editing-cycles>
    <meta:generator>LibreOffice/7.2.5.2.0$Linux_X86_64 LibreOffice_project/20$Build-2</meta:generator>
    <meta:document-statistic meta:table-count="0" meta:image-count="0" meta:object-count="0" meta:page-count="2" meta:paragraph-count="16" meta:word-count="372" meta:character-count="2435" meta:non-whitespace-character-count="2085"/>
  </office:meta>
</office:document-meta>
</file>